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5.596cm"/>
      <style:paragraph-properties style:writing-mode="lr-tb"/>
    </style:style>
    <style:style style:name="gr2" style:family="graphic" style:parent-style-name="standard">
      <style:graphic-properties svg:stroke-color="#000000" draw:fill-color="#98fb98" draw:textarea-horizontal-align="justify" draw:textarea-vertical-align="middle" draw:auto-grow-height="false" fo:min-height="2.55cm" fo:min-width="4cm"/>
      <style:paragraph-properties style:writing-mode="lr-tb"/>
    </style:style>
    <style:style style:name="gr3" style:family="graphic" style:parent-style-name="standard">
      <style:graphic-properties svg:stroke-color="#000000" draw:fill-color="#ffc0cb" draw:textarea-horizontal-align="justify" draw:textarea-vertical-align="middle" draw:auto-grow-height="false" fo:min-height="2.55cm" fo:min-width="4cm"/>
      <style:paragraph-properties style:writing-mode="lr-tb"/>
    </style:style>
    <style:style style:name="gr4" style:family="graphic" style:parent-style-name="standard">
      <style:graphic-properties svg:stroke-color="#000000" draw:fill="hatch" draw:fill-color="#ffffff" draw:fill-hatch-name="Red_20_90_20_Degrees_20_Crossed_20_1" draw:fill-hatch-solid="false" draw:textarea-horizontal-align="justify" draw:textarea-vertical-align="middle" draw:auto-grow-height="false" fo:min-height="0.512cm" fo:min-width="3.725cm"/>
      <style:paragraph-properties style:writing-mode="lr-tb"/>
    </style:style>
    <style:style style:name="gr5" style:family="graphic" style:parent-style-name="standard">
      <style:graphic-properties svg:stroke-color="#000000" draw:fill="hatch" draw:fill-color="#ffffff" draw:fill-hatch-name="Red_20_90_20_Degrees_20_Crossed_20_2" draw:fill-hatch-solid="false" draw:textarea-horizontal-align="justify" draw:textarea-vertical-align="middle" draw:auto-grow-height="false" fo:min-height="0.512cm" fo:min-width="3.725cm"/>
      <style:paragraph-properties style:writing-mode="lr-tb"/>
    </style:style>
    <style:style style:name="gr6" style:family="graphic" style:parent-style-name="standard">
      <style:graphic-properties svg:stroke-color="#000000" draw:textarea-vertical-align="middle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svg:stroke-color="#000000" draw:fill="hatch" draw:fill-color="#98fb98" draw:fill-hatch-name="Red_20_90_20_Degrees_20_Crossed_20_1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8" style:family="graphic" style:parent-style-name="standard">
      <style:graphic-properties svg:stroke-color="#000000" draw:fill="hatch" draw:fill-color="#ffc0cb" draw:fill-hatch-name="Red_20_90_20_Degrees_20_Crossed_20_1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9" style:family="graphic" style:parent-style-name="standard">
      <style:graphic-properties svg:stroke-color="#000000" draw:fill="hatch" draw:fill-color="#98fb98" draw:fill-hatch-name="Red_20_90_20_Degrees_20_Crossed_20_2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10" style:family="graphic" style:parent-style-name="standard">
      <style:graphic-properties svg:stroke-color="#000000" draw:fill="hatch" draw:fill-color="#ffc0cb" draw:fill-hatch-name="Red_20_90_20_Degrees_20_Crossed_20_2" draw:fill-hatch-solid="true" draw:textarea-horizontal-align="justify" draw:textarea-vertical-align="middle" draw:auto-grow-height="false" fo:min-height="2.55cm" fo:min-width="4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195cm" fo:min-width="2.42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98fb98"/>
      <style:paragraph-properties fo:text-align="center" style:writing-mode="lr-tb"/>
    </style:style>
    <style:style style:name="P4" style:family="paragraph">
      <loext:graphic-properties draw:fill-color="#ffc0cb"/>
      <style:paragraph-properties fo:text-align="center" style:writing-mode="lr-tb"/>
    </style:style>
    <style:style style:name="P5" style:family="paragraph">
      <loext:graphic-properties draw:fill="hatch" draw:fill-color="#ffffff" draw:fill-hatch-name="Red_20_90_20_Degrees_20_Crossed_20_1" draw:fill-hatch-solid="false"/>
      <style:paragraph-properties fo:text-align="center" style:writing-mode="lr-tb"/>
    </style:style>
    <style:style style:name="P6" style:family="paragraph">
      <loext:graphic-properties draw:fill="hatch" draw:fill-color="#ffffff" draw:fill-hatch-name="Red_20_90_20_Degrees_20_Crossed_20_2" draw:fill-hatch-solid="false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hatch" draw:fill-color="#98fb98" draw:fill-hatch-name="Red_20_90_20_Degrees_20_Crossed_20_1" draw:fill-hatch-solid="true"/>
      <style:paragraph-properties fo:text-align="center" style:writing-mode="lr-tb"/>
    </style:style>
    <style:style style:name="P9" style:family="paragraph">
      <loext:graphic-properties draw:fill="hatch" draw:fill-color="#ffc0cb" draw:fill-hatch-name="Red_20_90_20_Degrees_20_Crossed_20_1" draw:fill-hatch-solid="true"/>
      <style:paragraph-properties fo:text-align="center" style:writing-mode="lr-tb"/>
    </style:style>
    <style:style style:name="P10" style:family="paragraph">
      <loext:graphic-properties draw:fill="hatch" draw:fill-color="#98fb98" draw:fill-hatch-name="Red_20_90_20_Degrees_20_Crossed_20_2" draw:fill-hatch-solid="true"/>
      <style:paragraph-properties fo:text-align="center" style:writing-mode="lr-tb"/>
    </style:style>
    <style:style style:name="P11" style:family="paragraph">
      <loext:graphic-properties draw:fill="hatch" draw:fill-color="#ffc0cb" draw:fill-hatch-name="Red_20_90_20_Degrees_20_Crossed_20_2" draw:fill-hatch-solid="tru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96cm" svg:height="1.397cm" svg:x="8.112cm" svg:y="1cm">
          <text:p text:style-name="P1">2 PE fastqs</text:p>
          <text:p text:style-name="P1">(list of pairs)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xml:id="id2" draw:id="id2" draw:layer="layout" svg:width="4.5cm" svg:height="2.8cm" svg:x="4.053cm" svg:y="3.284cm">
            <text:p text:style-name="P1">GSM461177<text:line-break/>untreat</text:p>
            <text:p text:style-name="P1">paired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3" draw:id="id3" draw:layer="layout" svg:width="4.5cm" svg:height="2.8cm" svg:x="13.767cm" svg:y="3.284cm">
            <text:p text:style-name="P1">GSM461180<text:line-break/>treat</text:p>
            <text:p text:style-name="P1">paired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5" xml:id="id4" draw:id="id4" draw:layer="layout" svg:width="4.225cm" svg:height="0.762cm" svg:x="1.762cm" svg:y="7.223cm">
            <text:p text:style-name="P1">forward</text:p>
            <draw:enhanced-geometry svg:viewBox="0 0 21600 21600" draw:type="rectangle" draw:enhanced-path="M 0 0 L 21600 0 21600 21600 0 21600 0 0 Z N"/>
          </draw:custom-shape>
          <draw:custom-shape draw:style-name="gr5" draw:text-style-name="P6" xml:id="id5" draw:id="id5" draw:layer="layout" svg:width="4.225cm" svg:height="0.762cm" svg:x="6.619cm" svg:y="7.223cm">
            <text:p text:style-name="P1">reverse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6" xml:id="id7" draw:id="id7" draw:layer="layout" svg:width="4.225cm" svg:height="0.762cm" svg:x="16.333cm" svg:y="7.223cm">
            <text:p text:style-name="P1">reverse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6" draw:id="id6" draw:layer="layout" svg:width="4.225cm" svg:height="0.762cm" svg:x="11.476cm" svg:y="7.223cm">
            <text:p text:style-name="P1">forward</text:p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draw:type="lines" svg:x1="11.16cm" svg:y1="2.397cm" svg:x2="6.303cm" svg:y2="3.284cm" draw:start-shape="id1" draw:start-glue-point="2" draw:end-shape="id2" draw:end-glue-point="0" svg:d="M11160 2397v9l-4857 877v1" svg:viewBox="0 0 4858 888">
          <text:p/>
        </draw:connector>
        <draw:connector draw:style-name="gr6" draw:text-style-name="P7" draw:layer="layout" draw:type="lines" svg:x1="11.16cm" svg:y1="2.397cm" svg:x2="16.017cm" svg:y2="3.284cm" draw:start-shape="id1" draw:start-glue-point="2" draw:end-shape="id3" draw:end-glue-point="0" svg:d="M11160 2397v9l4857 877v1" svg:viewBox="0 0 4858 888">
          <text:p/>
        </draw:connector>
        <draw:connector draw:style-name="gr6" draw:text-style-name="P7" draw:layer="layout" draw:type="lines" svg:x1="6.303cm" svg:y1="6.084cm" svg:x2="3.874cm" svg:y2="7.223cm" draw:start-shape="id2" draw:start-glue-point="2" draw:end-shape="id4" draw:end-glue-point="0" svg:d="M6303 6084v1l-2429 1137v1" svg:viewBox="0 0 2430 1140">
          <text:p/>
        </draw:connector>
        <draw:connector draw:style-name="gr6" draw:text-style-name="P7" draw:layer="layout" draw:type="lines" svg:x1="6.303cm" svg:y1="6.084cm" svg:x2="8.731cm" svg:y2="7.223cm" draw:start-shape="id2" draw:start-glue-point="2" draw:end-shape="id5" draw:end-glue-point="0" svg:d="M6303 6084v1l2428 1137v1" svg:viewBox="0 0 2429 1140">
          <text:p/>
        </draw:connector>
        <draw:connector draw:style-name="gr6" draw:text-style-name="P7" draw:layer="layout" draw:type="lines" svg:x1="16.017cm" svg:y1="6.084cm" svg:x2="13.588cm" svg:y2="7.223cm" draw:start-shape="id3" draw:start-glue-point="2" draw:end-shape="id6" draw:end-glue-point="0" svg:d="M16017 6084v1l-2429 1137v1" svg:viewBox="0 0 2430 1140">
          <text:p/>
        </draw:connector>
        <draw:connector draw:style-name="gr6" draw:text-style-name="P7" draw:layer="layout" draw:type="lines" svg:x1="16.017cm" svg:y1="6.084cm" svg:x2="18.445cm" svg:y2="7.223cm" draw:start-shape="id3" draw:start-glue-point="2" draw:end-shape="id7" draw:end-glue-point="0" svg:d="M16017 6084v1l2428 1137v1" svg:viewBox="0 0 2429 1140">
          <text:p/>
        </draw:connector>
        <draw:custom-shape draw:style-name="gr1" draw:text-style-name="P2" xml:id="id8" draw:id="id8" draw:layer="layout" svg:width="6.096cm" svg:height="1.397cm" svg:x="7.731cm" svg:y="14.001cm">
          <text:p text:style-name="P1">data… (flattened)<text:line-break/>(list)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s" svg:x1="10.779cm" svg:y1="15.398cm" svg:x2="2.842cm" svg:y2="16.157cm" draw:start-shape="id8" draw:start-glue-point="2" draw:end-shape="id9" draw:end-glue-point="0" svg:d="M10779 15398v8l-7937 750v1" svg:viewBox="0 0 7938 760">
          <text:p/>
        </draw:connector>
        <draw:connector draw:style-name="gr6" draw:text-style-name="P7" draw:layer="layout" draw:type="lines" svg:x1="10.779cm" svg:y1="15.398cm" svg:x2="13.425cm" svg:y2="16.157cm" draw:start-shape="id8" draw:start-glue-point="2" draw:end-shape="id10" draw:end-glue-point="0" svg:d="M10779 15398v8l2646 750v1" svg:viewBox="0 0 2647 760">
          <text:p/>
        </draw:connector>
        <draw:custom-shape draw:style-name="gr7" draw:text-style-name="P8" xml:id="id9" draw:id="id9" draw:layer="layout" svg:width="4.5cm" svg:height="2.8cm" svg:x="0.592cm" svg:y="16.157cm">
          <text:p text:style-name="P1">GSM461177<text:line-break/>untreat</text:p>
          <text:p text:style-name="P1">paired<text:line-break/>forward</text:p>
          <draw:enhanced-geometry svg:viewBox="0 0 21600 21600" draw:type="rectangle" draw:enhanced-path="M 0 0 L 21600 0 21600 21600 0 21600 0 0 Z N"/>
        </draw:custom-shape>
        <draw:custom-shape draw:style-name="gr8" draw:text-style-name="P9" xml:id="id10" draw:id="id10" draw:layer="layout" svg:width="4.5cm" svg:height="2.8cm" svg:x="11.175cm" svg:y="16.157cm">
          <text:p text:style-name="P1">GSM461180<text:line-break/>treat</text:p>
          <text:p text:style-name="P1">paired<text:line-break/>forward</text:p>
          <draw:enhanced-geometry svg:viewBox="0 0 21600 21600" draw:type="rectangle" draw:enhanced-path="M 0 0 L 21600 0 21600 21600 0 21600 0 0 Z N"/>
        </draw:custom-shape>
        <draw:custom-shape draw:style-name="gr9" draw:text-style-name="P10" xml:id="id11" draw:id="id11" draw:layer="layout" svg:width="4.5cm" svg:height="2.8cm" svg:x="5.884cm" svg:y="16.157cm">
          <text:p text:style-name="P1">GSM461177<text:line-break/>untreat</text:p>
          <text:p text:style-name="P1">paired<text:line-break/>reverse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2" draw:id="id12" draw:layer="layout" svg:width="4.5cm" svg:height="2.8cm" svg:x="16.467cm" svg:y="16.157cm">
          <text:p text:style-name="P1">GSM461180<text:line-break/>treat</text:p>
          <text:p text:style-name="P1">paired<text:line-break/>reverse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s" svg:x1="10.779cm" svg:y1="15.398cm" svg:x2="8.134cm" svg:y2="16.157cm" draw:start-shape="id8" draw:start-glue-point="2" draw:end-shape="id11" draw:end-glue-point="0" svg:d="M10779 15398v8l-2645 750v1" svg:viewBox="0 0 2646 760">
          <text:p/>
        </draw:connector>
        <draw:connector draw:style-name="gr6" draw:text-style-name="P7" draw:layer="layout" draw:type="lines" svg:x1="10.779cm" svg:y1="15.398cm" svg:x2="18.717cm" svg:y2="16.157cm" draw:start-shape="id8" draw:start-glue-point="2" draw:end-shape="id12" draw:end-glue-point="0" svg:d="M10779 15398v8l7938 750v1" svg:viewBox="0 0 7939 760">
          <text:p/>
        </draw:connector>
        <draw:custom-shape draw:style-name="gr11" draw:text-style-name="P1" draw:layer="layout" svg:width="5.842cm" svg:height="3.937cm" svg:x="7.866cm" svg:y="9.255cm">
          <text:p text:style-name="P1">Flatte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2a6099" draw:distance="0.9cm" draw:rotation="450"/>
    <draw:hatch draw:name="Red_20_90_20_Degrees_20_Crossed_20_2" draw:display-name="Red 90 Degrees Crossed 2" draw:style="single" draw:color="#2a6099" draw:distance="0.9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1cm" fo:margin-bottom="0cm" fo:margin-left="0cm" fo:margin-right="0cm" fo:page-width="21.59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ucille Delisle</meta:initial-creator>
    <meta:creation-date>2022-04-29T13:16:19.810619672</meta:creation-date>
    <dc:date>2022-05-05T10:20:52.056295829</dc:date>
    <dc:creator>Lucille Delisle</dc:creator>
    <meta:editing-duration>PT16M52S</meta:editing-duration>
    <meta:editing-cycles>4</meta:editing-cycles>
    <meta:generator>LibreOffice/7.2.6.2$Linux_X86_64 LibreOffice_project/20$Build-2</meta:generator>
    <meta:document-statistic meta:object-count="26"/>
  </office:meta>
</office:document-meta>
</file>